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ndleMap.put( Object k , Objec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Map.containsKey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undleMap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ndleMap.containsValue(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undleMap.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undleMap.BundleMap( ResourceBundle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BundleTag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ndleMap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Map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Map.get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ndle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BundleTag.doStartTag( String namespaceURI , String localName , String qName , Attributes at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adBundleTag.setBasename( String bas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BundleTag.setVar( String v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Map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undleMap.ke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undleMap.putAll( Map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Map.entr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undleMap.remove( Object 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